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12: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p text:style-name="First_20_paragraph">Write a loop that displays…</text:p>
      <text:list text:style-name="L1">
        <text:list-item>
          <text:p text:style-name="P1">all integers between 0 and 100 that are divisible by 3.</text:p>
        </text:list-item>
        <text:list-item>
          <text:p text:style-name="P1">all integers between 1 and 100 but do not display numbers between 10-20 and 40-60.</text:p>
        </text:list-item>
        <text:list-item>
          <text:p text:style-name="P1"><text:span text:style-name="NormalTok">Hello World</text:span> ten times.</text:p>
        </text:list-item>
        <text:list-item>
          <text:p text:style-name="P1">10 rows of text where <text:span text:style-name="NormalTok">Hello</text:span> is displayed on every other row and <text:span text:style-name="NormalTok">World</text:span> on every other row</text:p>
        </text:list-item>
        <text:list-item>
          <text:p text:style-name="P1">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2">
        <text:list-item>
          <text:p text:style-name="P2">Ask the user for a positive integer value (1 or greater). After the user provides a number, compute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user</text:p>
        </text:list-item>
        <text:list-item>
          <text:p text:style-name="P2">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3">
        <text:list-item>
          <text:p text:style-name="P3">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3">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4">
        <text:list-item>
          <text:p text:style-name="P4">Display numbers 0 to 50.</text:p>
        </text:list-item>
        <text:list-item>
          <text:p text:style-name="P4">Display numbers 30 to -20.</text:p>
        </text:list-item>
        <text:list-item>
          <text:p text:style-name="P4">Write a do while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list-item>
        <text:list-item>
          <text:p text:style-name="P4">Ask user to enter integers. Keep track of the largest value user enters. After user indicates they are done, display the largest value user entered. If user did not enter any integers display <text:span text:style-name="NormalTok">You did not enter anything</text:span><text:span text:style-name="OperatorTok">.</text:span></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5">int number = 0;</text:p>
      <text:p text:style-name="P6">while (number &lt;=5) {</text:p>
      <text:p text:style-name="P7">Console.WriteLine("Hi!");</text:p>
      <text:p text:style-name="P8">Console.WriteLine(number);</text:p>
      <text:p text:style-name="P9">}</text:p>
      <text:p text:style-name="P10">int number1 = 0, number = 0;</text:p>
      <text:p text:style-name="P11">while (number &lt;=5) {</text:p>
      <text:p text:style-name="P12">Console.WriteLine("Hi!");</text:p>
      <text:p text:style-name="P13">Console.WriteLine(number);</text:p>
      <text:p text:style-name="P14">number1++;</text:p>
      <text:p text:style-name="P15">}</text:p>
      <text:p text:style-name="P16">int number = 0;</text:p>
      <text:p text:style-name="P17">while (number &lt;=5);</text:p>
      <text:p text:style-name="P18">{</text:p>
      <text:p text:style-name="P19">Console.WriteLine("Hi!");</text:p>
      <text:p text:style-name="P20">Console.WriteLine(number);</text:p>
      <text:p text:style-name="P21">number++;</text:p>
      <text:p text:style-name="P22">}</text:p>
      <text:p text:style-name="P23">int number = 0;</text:p>
      <text:p text:style-name="P24">while (number &lt;=5)</text:p>
      <text:p text:style-name="P25">Console.WriteLine("Hi!");</text:p>
      <text:p text:style-name="P26">Console.WriteLine(number);</text:p>
      <text:p text:style-name="P27">number++;</text:p>
      <text:p text:style-name="P28">int number = 0;</text:p>
      <text:p text:style-name="P29">while (number &lt;= 5)</text:p>
      <text:p text:style-name="P30">{</text:p>
      <text:p text:style-name="P31">Console.WriteLine("Hi!");</text:p>
      <text:p text:style-name="P32">Console.WriteLine(number);</text:p>
      <text:p text:style-name="P33">}</text:p>
      <text:p text:style-name="P34">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0Z</meta:creation-date>
    <dc:date>2021-06-15T04:49:20Z</dc:date>
    <meta:user-defined meta:name="date" meta:value-type="string">June  15, 2021 (12: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